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4024" calcext:value-type="float">
            <text:p>161.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42208" calcext:value-type="float">
            <text:p>161.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6008" calcext:value-type="float">
            <text:p>160.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9432" calcext:value-type="float">
            <text:p>160.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44088" calcext:value-type="float">
            <text:p>159.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008" calcext:value-type="float">
            <text:p>158.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16072" calcext:value-type="float">
            <text:p>158.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21584" calcext:value-type="float">
            <text:p>157.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21" calcext:value-type="float">
            <text:p>156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201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004" calcext:value-type="float">
            <text:p>155.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00248" calcext:value-type="float">
            <text:p>157.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201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384" calcext:value-type="float">
            <text:p>154.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9144" calcext:value-type="float">
            <text:p>152.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7328" calcext:value-type="float">
            <text:p>151.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188" calcext:value-type="float">
            <text:p>150.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4072" calcext:value-type="float">
            <text:p>150.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664" calcext:value-type="float">
            <text:p>150.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1776" calcext:value-type="float">
            <text:p>149.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948" calcext:value-type="float">
            <text:p>148.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144" calcext:value-type="float">
            <text:p>148.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5096" calcext:value-type="float">
            <text:p>148.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04" calcext:value-type="float">
            <text:p>147.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852" calcext:value-type="float">
            <text:p>148.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184" calcext:value-type="float">
            <text:p>147.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3552" calcext:value-type="float">
            <text:p>147.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8688" calcext:value-type="float">
            <text:p>146.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8584" calcext:value-type="float">
            <text:p>145.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199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32" calcext:value-type="float">
            <text:p>143.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6" calcext:value-type="float">
            <text:p>143.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199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58792" calcext:value-type="float">
            <text:p>144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199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00256" calcext:value-type="float">
            <text:p>151.4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199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87648" calcext:value-type="float">
            <text:p>143.4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199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80512" calcext:value-type="float">
            <text:p>142.7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196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8052" calcext:value-type="float">
            <text:p>126.0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196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7948" calcext:value-type="float">
            <text:p>125.3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196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4796" calcext:value-type="float">
            <text:p>124.6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196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2312" calcext:value-type="float">
            <text:p>124.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196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9348" calcext:value-type="float">
            <text:p>123.0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196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1436" calcext:value-type="float">
            <text:p>122.5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196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7428" calcext:value-type="float">
            <text:p>121.8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196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1896" calcext:value-type="float">
            <text:p>121.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195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9412" calcext:value-type="float">
            <text:p>120.5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195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02" calcext:value-type="float">
            <text:p>119.7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195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6532" calcext:value-type="float">
            <text:p>118.7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195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4048" calcext:value-type="float">
            <text:p>118.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311</text:p>
          </table:table-cell>
          <table:table-cell office:value-type="string" calcext:value-type="string">
            <text:p>TWDB:0644311</text:p>
          </table:table-cell>
          <table:table-cell office:value-type="string" calcext:value-type="string">
            <text:p>195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